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2">
      <style:text-properties fo:font-style="normal" style:font-style-asian="normal" style:font-style-complex="normal"/>
    </style:style>
    <style:style style:name="P8" style:family="paragraph" style:parent-style-name="ENS_5f_default" style:list-style-name="L3">
      <style:text-properties fo:font-style="normal" style:font-style-asian="normal" style:font-style-complex="normal"/>
    </style:style>
    <style:style style:name="P9" style:family="paragraph" style:parent-style-name="ENS_5f_default" style:list-style-name="L9">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text-properties fo:color="#800000"/>
    </style:style>
    <style:style style:name="P12" style:family="paragraph" style:parent-style-name="ENS_5f_default" style:list-style-name="L6">
      <style:text-properties fo:color="#800000"/>
    </style:style>
    <style:style style:name="P13" style:family="paragraph" style:parent-style-name="ENS_5f_default" style:list-style-name="L7"/>
    <style:style style:name="P14" style:family="paragraph" style:parent-style-name="ENS_5f_default" style:list-style-name="L7">
      <style:text-properties style:font-name="Courier New"/>
    </style:style>
    <style:style style:name="P15" style:family="paragraph" style:parent-style-name="ENS_5f_default" style:list-style-name="L9"/>
    <style:style style:name="P16"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5097178063557876671" text:style-name="L1">
        <text:list-header>
          <text:p text:style-name="P16"><text:span text:style-name="T4"><text:s/></text:span><text:span text:style-name="T5"><text:s text:c="2"/></text:span></text:p>
        </text:list-header>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7012280210459249433" text:style-name="L2">
        <text:list-item>
          <text:p text:style-name="P7">Modifiez le contenu du fichier ActiviteTest.groovy pour qu'il soit identique au contenu disponible ici : </text:p>
          <text:p text:style-name="P7"><text:a xlink:type="simple" xlink:href="https://gist.github.com/FranckSilvestre/fa383e7f09c3857693f31cda201dce02" text:style-name="Internet_20_link" text:visited-style-name="Visited_20_Internet_20_Link">https://gist.github.com/FranckSilvestre/fa383e7f09c3857693f31cda201dce02</text:a> </text:p>
        </text:list-item>
        <text:list-item>
          <text:p text:style-name="P7">Lancez les tests et constatez que certains tests ne passent plus.</text:p>
        </text:list-item>
        <text:list-item>
          <text:p text:style-name="P7">Modifiez le contenu de la classe Activite pour que les tests passent de nouveau.</text:p>
        </text:list-item>
        <text:list-item>
          <text:p text:style-name="P7">Modifiez le contenu du fichier UtilisateurTest.groovy pour qu'il soit identique au contenu disponible ici :</text:p>
          <text:p text:style-name="P7"><text:a xlink:type="simple" xlink:href="https://gist.github.com/FranckSilvestre/6369864cb40d993da04d6c62ab7634ca" text:style-name="Internet_20_link" text:visited-style-name="Visited_20_Internet_20_Link">https://gist.github.com/FranckSilvestre/6369864cb40d993da04d6c62ab7634ca</text:a></text:p>
        </text:list-item>
        <text:list-item>
          <text:p text:style-name="P7">Lancez les tests et constatez que certains tests ne passent plus.</text:p>
        </text:list-item>
        <text:list-item>
          <text:p text:style-name="P7">Modifiez le contenu de la classe Utilisateur pour expliciter la relation one-to-many de Utilisateur vers Activite de telle sorte que les tests passent de nouveau</text:p>
        </text:list-item>
        <text:list-item>
          <text:p text:style-name="P7">Modifiez le contenu du fichier ActiviteServiceITest.groovy pour qu'il soit identique au contenu disponible ici :</text:p>
          <text:p text:style-name="P7"><text:a xlink:type="simple" xlink:href="https://gist.github.com/FranckSilvestre/c76b9bae811986a2acf02f6a9c08b7cc" text:style-name="Internet_20_link" text:visited-style-name="Visited_20_Internet_20_Link">https://gist.github.com/FranckSilvestre/c76b9bae811986a2acf02f6a9c08b7cc</text:a></text:p>
        </text:list-item>
        <text:list-item>
          <text:p text:style-name="P7">Lancez les tests et constatez que certains tests ne passent plus.</text:p>
        </text:list-item>
        <text:list-item>
          <text:p text:style-name="P7">Modifiez le contenu de la classe ActiviteService de telle sorte que les tests passent de nouveau.</text:p>
        </text:list-item>
      </text:list>
      <text:p text:style-name="ENS_5f_default"/>
      <text:p text:style-name="ENS_5f_default">La suite de cette partie vise la mise en place un Web service exposant la liste des activités disponibles.</text:p>
      <text:p text:style-name="ENS_5f_default"/>
      <text:p text:style-name="ENS_5f_Titre_20_exercice">2 – Mise en place d'un méthode de service récupérant la liste des activités</text:p>
      <text:p text:style-name="ENS_5f_default"/>
      <text:p text:style-name="ENS_5f_default">Le web service doit s'appuyer sur le service ActiviteService ; ce dernier doit donc proposer une méthode permettant de récupérer la liste des activités stockées en base.</text:p>
      <text:list xml:id="list6359564014068496674" text:style-name="L3">
        <text:list-item>
          <text:p text:style-name="P8">Modifiez le contenu des fichiers ActiviteServiceTest et <text:s/>ActiviteServiceITest.groovy pour qu'ils soient identiques aux fichiers disponibles ici :</text:p>
          <text:p text:style-name="P8"><text:a xlink:type="simple" xlink:href="https://gist.github.com/FranckSilvestre/02279d4d72b0408a4617e6f8f52f8b9a" text:style-name="Internet_20_link" text:visited-style-name="Visited_20_Internet_20_Link">https://gist.github.com/FranckSilvestre/02279d4d72b0408a4617e6f8f52f8b9a</text:a></text:p>
          <text:p text:style-name="P8"><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8">Lancez les tests et constatez que certains tests ne passent plus.</text:p>
        </text:list-item>
        <text:list-item>
          <text:p text:style-name="P8">Modifiez le contenu de la classe ActiviteService de telle sorte que les tests passent de nouveau.</text:p>
        </text:list-item>
      </text:list>
      <text:p text:style-name="P4">Afin de disposer de quelques activités au lancement de l'application nous allons mettre en place la création de quelques utilisateur et activités au démarrage de l'application.</text:p>
      <text:list xml:id="list7814237703191264322" text:style-name="L9">
        <text:list-item>
          <text:p text:style-name="P15"><text:soft-page-break/><text:span text:style-name="T6">Créez la <text:s/>classe Bootstrap et sa classe de test BootrapTest associée. La classe Bootstrap permettra le déclenchement de la créations d'activités au lancement de l'application en s'appuyant sur un service d'initialisation incarné par la classe InitialisationService. Créez la classe InitialisationService. </text:span></text:p>
        </text:list-item>
        <text:list-item>
          <text:p text:style-name="P9">Modifiez le contenu des fichiers BootstrapTest.groovy et ActiviteServiceITest.groovy pour qu'ils soient identiques aux fichiers disponibles ici :</text:p>
          <text:p text:style-name="P9"><text:a xlink:type="simple" xlink:href="https://gist.github.com/FranckSilvestre/14fd4c427ea564ebfe7e7fe569cd2867" text:style-name="Internet_20_link" text:visited-style-name="Visited_20_Internet_20_Link">https://gist.github.com/FranckSilvestre/14fd4c427ea564ebfe7e7fe569cd2867</text:a></text:p>
          <text:p text:style-name="P9"><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2637867332664402491" text:style-name="L5">
        <text:list-item>
          <text:p text:style-name="P10">Modifiez le fichier InitialisationService.java de telle sorte que l'insertion de la dernière activité échoue lors de l'appel de la méthode initActivites(). Par exemple, affectez à l'activité un titre vide ou <text:s/>« null ».</text:p>
          <text:p text:style-name="P10">Lancez (ou relancez) <text:s/>le test « <text:span text:style-name="T7">test findAllActivites</text:span> » de la classe ActiviteServiceITest et vérifiez que 2 activités apparaissent dans la liste des activités au lieu des 3 attendues.</text:p>
        </text:list-item>
        <text:list-item>
          <text:p text:style-name="P10">Annotez la classe InitialisationService de l'annotation <text:span text:style-name="T7">org.springframework.transaction.annotation.Transactional</text:span>.</text:p>
          <text:p text:style-name="P10">Lancez (ou relancez) <text:s/>l le test « <text:span text:style-name="T7">test findAllActivites</text:span> » de la classe ActiviteServiceITest.</text:p>
          <text:p text:style-name="P10">Combien d'activités ont été créées ? Justifiez la réponse. </text:p>
        </text:list-item>
      </text:list>
      <text:p text:style-name="ENS_5f_default"/>
      <text:p text:style-name="ENS_5f_Titre_20_exercice">4 - <text:s/>Création du RESTful contrôleur</text:p>
      <text:p text:style-name="ENS_5f_default"/>
      <text:p text:style-name="ENS_5f_default">1. Créez la classe ActiviteController.</text:p>
      <text:p text:style-name="P11"/>
      <text:p text:style-name="P11"/>
      <text:p text:style-name="P11">TODO</text:p>
      <text:list xml:id="list3231734688329809597" text:style-name="L6">
        <text:list-item>
          <text:p text:style-name="P12">mise en place du web service qui récupère la liste des utilisateurs et les activités associés (dans 4.)</text:p>
        </text:list-item>
        <text:list-item>
          <text:p text:style-name="P12">réflexion sur le SQL généré par Hibernate (dans 4.)</text:p>
        </text:list-item>
      </text:list>
      <text:p text:style-name="ENS_5f_default"/>
      <text:p text:style-name="ENS_5f_Titre_20_exercice">4 - <text:s/>Réflexions sur le SQL généré par Hibernate</text:p>
      <text:p text:style-name="ENS_5f_default"/>
      <text:p text:style-name="ENS_5f_default">Nous allons à présent observer le Sql généré par Hibernate dans le cas de l'ajout d'une activité.</text:p>
      <text:list xml:id="list2221848013829112352" text:style-name="L7">
        <text:list-item>
          <text:p text:style-name="P13">Dans le fichier DataSource.groovy, ajoutez la ligne suivante dans les blocs « datasource » des environnements « developement » et « test » :</text:p>
          <text:p text:style-name="P14">loggingSql = true</text:p>
        </text:list-item>
        <text:list-item>
          <text:p text:style-name="P13">Relancez l'application et observez le contenu de la console : la console affiche <text:soft-page-break/>maintenant le Sql généré par Hibernate pour chaque requête.</text:p>
        </text:list-item>
        <text:list-item>
          <text:p text:style-name="P13">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3">En synthèse, vous êtes invités à lire (en dehors du TP) cet article de Burt Beckwith qui a été longtemps un contributeur majeur de Grails :</text:p>
          <text:p text:style-name="P13">http://burtbeckwith.com/blog/?p=1029</text:p>
        </text:list-item>
      </text:list>
      <text:p text:style-name="ENS_5f_default"/>
      <text:p text:style-name="ENS_5f_Titre_20_exercice">4 - <text:s/></text:p>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23H53M49S</meta:editing-duration>
    <meta:editing-cycles>124</meta:editing-cycles>
    <meta:generator>OpenOffice/4.1.3$Unix OpenOffice.org_project/413m1$Build-9783</meta:generator>
    <meta:initial-creator>Franck Silvestre</meta:initial-creator>
    <dc:date>2016-10-19T17:18:07</dc:date>
    <dc:creator>Franck Silvestre</dc:creator>
    <meta:document-statistic meta:table-count="1" meta:image-count="2" meta:object-count="0" meta:page-count="3" meta:paragraph-count="56" meta:word-count="824" meta:character-count="5730"/>
  </office:meta>
</office:document-meta>
</file>